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16f4d4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rsid="0016e17a" officeooo:paragraph-rsid="0016e17a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rsid="0016e17a" officeooo:paragraph-rsid="0016e17a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rsid="00191449" officeooo:paragraph-rsid="00191449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rsid="001b66ea" officeooo:paragraph-rsid="001b66ea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fo:font-weight="bold" officeooo:rsid="00191449" officeooo:paragraph-rsid="00191449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8000"/>
    </style:style>
    <style:style style:name="T4" style:family="text">
      <style:text-properties fo:color="#008000" fo:font-weight="bold"/>
    </style:style>
    <style:style style:name="T5" style:family="text">
      <style:text-properties fo:color="#008000" fo:font-weight="bold" officeooo:rsid="0014236a"/>
    </style:style>
    <style:style style:name="T6" style:family="text">
      <style:text-properties fo:color="#008000" fo:font-weight="bold" officeooo:rsid="0016f4d4"/>
    </style:style>
    <style:style style:name="T7" style:family="text">
      <style:text-properties fo:color="#660e7a"/>
    </style:style>
    <style:style style:name="T8" style:family="text">
      <style:text-properties fo:color="#660e7a" fo:font-weight="bold"/>
    </style:style>
    <style:style style:name="T9" style:family="text">
      <style:text-properties fo:color="#0000ff"/>
    </style:style>
    <style:style style:name="T10" style:family="text">
      <style:text-properties fo:color="#0000ff" fo:font-weight="bold"/>
    </style:style>
    <style:style style:name="T11" style:family="text">
      <style:text-properties officeooo:rsid="001a1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/></text:span></text:p>
      <text:p text:style-name="P2"><text:span text:style-name="T4">These examples will build using </text:span><text:span text:style-name="Source_20_Text"><text:span text:style-name="T4">android-ndk-r1</text:span></text:span><text:span text:style-name="Source_20_Text"><text:span text:style-name="T6">1c</text:span></text:span><text:span text:style-name="T4">.</text:span></text:p>
      <text:p text:style-name="P3"><text:span text:style-name="Source_20_Text"><text:span text:style-name="T5">from </text:span></text:span><text:span text:style-name="Source_20_Text"><text:span text:style-name="T6">https://stackoverflow.com/questions/6849981/where-do-i-find-old-versions-of-android-ndk</text:span></text:span></text:p>
      <text:p text:style-name="P2"><text:span text:style-name="Source_20_Text"><text:span text:style-name="T4">sudo apt-get install zlib1g:i386</text:span></text:span></text:p>
      <text:p text:style-name="P4">1.follow below link:</text:p>
      <text:p text:style-name="P4"><text:a xlink:type="simple" xlink:href="https://stackoverflow.com/questions/45044210/gstreamer-examples-in-android-studio" text:style-name="Internet_20_link" text:visited-style-name="Visited_20_Internet_20_Link">https://stackoverflow.com/questions/45044210/gstreamer-examples-in-android-studio</text:a></text:p>
      <text:p text:style-name="P4">2.dowload android-ndk-r11c</text:p>
      <text:p text:style-name="P4">include this file’s path in local.properties</text:p>
      <text:p text:style-name="P4">ndk.dir=/home/ghanasan/Downloads/android-ndk-r11c</text:p>
      <text:p text:style-name="P4">3.file-&gt;project structure-&gt;project</text:p>
      <text:p text:style-name="P4">then select gradle version 3.3 and android plugin version 2.3.3</text:p>
      <text:p text:style-name="P4">and it will ask for update version,just click not to update.</text:p>
      <text:p text:style-name="P6">4.give permissions to read local files in androidmanifest.xml <text:span text:style-name="T11">which is in app/src/main/res,i.e add below lines to the next line of &lt;user-sdk &gt; in androidmanifest.xml </text:span></text:p>
      <text:p text:style-name="P8">&lt;<text:span text:style-name="T1">uses-permission </text:span><text:span text:style-name="T7">android</text:span><text:span text:style-name="T9">:name=</text:span><text:span text:style-name="T3">"android.permission.READ_EXTERNAL_STORAGE" </text:span>/&gt;</text:p>
      <text:p text:style-name="P9">&lt;<text:span text:style-name="T2">uses-permission </text:span><text:span text:style-name="T8">android</text:span><text:span text:style-name="T10">:name=</text:span><text:span text:style-name="T4">"android.permission.READ_INTERNAL_STORAGE" </text:span>/&gt;</text:p>
      <text:p text:style-name="P7">5.add local file path as <text:a xlink:type="simple" xlink:href="../../../../../storage/sdcard0/Download/file.mp3" text:style-name="Internet_20_link" text:visited-style-name="Visited_20_Internet_20_Link">file:///storage/sdcard0/Download/file.mp3</text:a> or</text:p>
      <text:p text:style-name="P7">file:///sdcard/Download/file.mp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1:14:53.077433939</meta:creation-date>
    <dc:date>2018-01-16T17:01:38.711297680</dc:date>
    <meta:editing-duration>PT6H28M4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6" meta:character-count="967" meta:non-whitespace-character-count="896"/>
  </office:meta>
</office:document-meta>
</file>